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Symmetric_20_Arrow" draw:marker-end-width="0.2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gr15" style:family="graphic" style:parent-style-name="objectwithoutfill">
      <style:graphic-properties draw:stroke="dash" draw:stroke-dash="Ultrafine_20_Dashed" draw:marker-start="Arrow" draw:marker-start-width="0.3cm" draw:marker-end="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2.2cm" svg:height="4.6cm" svg:x="3.4cm" svg:y="1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13cm" svg:height="0.806cm" svg:x="3.549cm" svg:y="15.8cm">
          <draw:text-box>
            <text:p text:style-name="P2"><text:span text:style-name="T1">muse</text:span></text:p>
          </draw:text-box>
        </draw:frame>
        <draw:custom-shape draw:style-name="gr3" draw:text-style-name="P1" draw:layer="layout" svg:width="5.349cm" svg:height="1.8cm" svg:x="3.851cm" svg:y="12.6cm">
          <text:p text:style-name="P1">wsn:Not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49cm" svg:height="1.8cm" svg:x="9.451cm" svg:y="12.6cm">
          <text:p text:style-name="P1">wsn: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349cm" svg:height="1.8cm" svg:x="15.051cm" svg:y="12.6cm">
          <text:p text:style-name="P3"><text:span text:style-name="T1">wsbn:Register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49cm" svg:height="1.8cm" svg:x="20.651cm" svg:y="12.6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49cm" svg:height="1.8cm" svg:x="12.119cm" svg:y="15cm">
          <text:p text:style-name="P1">SESMiniServ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" draw:text-style-name="P1" draw:layer="layout" svg:x1="6.4cm" svg:y1="14.8cm" svg:x2="6.4cm" svg:y2="14.4cm">
            <text:p/>
          </draw:line>
          <draw:line draw:style-name="gr5" draw:text-style-name="P1" draw:layer="layout" svg:x1="12.4cm" svg:y1="14.8cm" svg:x2="12.4cm" svg:y2="14.4cm">
            <text:p/>
          </draw:line>
          <draw:line draw:style-name="gr5" draw:text-style-name="P1" draw:layer="layout" svg:x1="17.8cm" svg:y1="14.8cm" svg:x2="17.8cm" svg:y2="14.4cm">
            <text:p/>
          </draw:line>
          <draw:line draw:style-name="gr5" draw:text-style-name="P1" draw:layer="layout" svg:x1="22.8cm" svg:y1="14.8cm" svg:x2="22.8cm" svg:y2="14.4cm">
            <text:p/>
          </draw:line>
          <draw:line draw:style-name="gr6" draw:text-style-name="P1" draw:layer="layout" svg:x1="6.4cm" svg:y1="14.8cm" svg:x2="22.8cm" svg:y2="14.8cm">
            <text:p/>
          </draw:line>
          <draw:line draw:style-name="gr6" draw:text-style-name="P1" draw:layer="layout" svg:x1="14.8cm" svg:y1="14.8cm" svg:x2="14.8cm" svg:y2="15cm">
            <text:p/>
          </draw:line>
        </draw:g>
        <draw:custom-shape draw:style-name="gr7" draw:text-style-name="P1" draw:layer="layout" svg:width="6cm" svg:height="1.8cm" svg:x="11.8cm" svg:y="17.8cm">
          <text:p text:style-name="P1">SOAP 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cm" svg:y1="17.8cm" svg:x2="14.8cm" svg:y2="16.8cm">
          <text:p/>
        </draw:line>
        <draw:custom-shape draw:style-name="gr1" draw:text-style-name="P1" draw:layer="layout" svg:width="22.2cm" svg:height="6cm" svg:x="3.4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93cm" svg:height="0.806cm" svg:x="3.55cm" svg:y="10.6cm">
          <draw:text-box>
            <text:p text:style-name="P2"><text:span text:style-name="T1">SES</text:span></text:p>
          </draw:text-box>
        </draw:frame>
        <draw:custom-shape draw:style-name="gr4" draw:text-style-name="P4" draw:layer="layout" svg:width="7.6cm" svg:height="1.8cm" svg:x="3.6cm" svg:y="8.2cm">
          <text:p text:style-name="P4"><text:span text:style-name="T2">SESNotification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349cm" svg:height="1.8cm" svg:x="11.451cm" svg:y="8.2cm">
          <text:p text:style-name="P4"><text:span text:style-name="T2">SESSubscription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4cm" svg:height="1.8cm" svg:x="19cm" svg:y="8.2cm">
          <text:p text:style-name="P4"><text:span text:style-name="T2">Register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4cm" svg:y1="12.6cm" svg:x2="6.4cm" svg:y2="10cm">
          <text:p/>
        </draw:line>
        <draw:line draw:style-name="gr10" draw:text-style-name="P1" draw:layer="layout" svg:x1="9.6cm" svg:y1="11.2cm" svg:x2="9.6cm" svg:y2="10cm">
          <text:p/>
        </draw:line>
        <draw:line draw:style-name="gr6" draw:text-style-name="P1" draw:layer="layout" svg:x1="12.2cm" svg:y1="12.6cm" svg:x2="12.2cm" svg:y2="11.2cm">
          <text:p/>
        </draw:line>
        <draw:line draw:style-name="gr6" draw:text-style-name="P1" draw:layer="layout" svg:x1="9.6cm" svg:y1="11.2cm" svg:x2="12.2cm" svg:y2="11.2cm">
          <text:p/>
        </draw:line>
        <draw:g>
          <draw:line draw:style-name="gr8" draw:text-style-name="P1" draw:layer="layout" svg:x1="22.2cm" svg:y1="11.2cm" svg:x2="22.2cm" svg:y2="10cm">
            <text:p/>
          </draw:line>
          <draw:line draw:style-name="gr6" draw:text-style-name="P1" draw:layer="layout" svg:x1="17.8cm" svg:y1="12.6cm" svg:x2="17.8cm" svg:y2="11.2cm">
            <text:p/>
          </draw:line>
          <draw:line draw:style-name="gr6" draw:text-style-name="P1" draw:layer="layout" svg:x1="22.2cm" svg:y1="11.2cm" svg:x2="17.8cm" svg:y2="11.2cm">
            <text:p/>
          </draw:line>
        </draw:g>
        <draw:frame draw:style-name="gr11" draw:text-style-name="P5" draw:layer="layout" svg:width="1.916cm" svg:height="0.925cm" svg:x="10.4cm" svg:y="10cm">
          <draw:text-box>
            <text:p><text:span text:style-name="T3">forward</text:span></text:p>
          </draw:text-box>
        </draw:frame>
        <draw:frame draw:style-name="gr11" draw:text-style-name="P5" draw:layer="layout" svg:width="1.683cm" svg:height="0.925cm" svg:x="11.4cm" svg:y="7cm">
          <draw:text-box>
            <text:p><text:span text:style-name="T3">create</text:span></text:p>
          </draw:text-box>
        </draw:frame>
        <draw:frame draw:style-name="gr12" draw:text-style-name="P5" draw:layer="layout" svg:width="1.683cm" svg:height="0.725cm" svg:x="22.117cm" svg:y="7.2cm">
          <draw:text-box>
            <text:p><text:span text:style-name="T3">create</text:span></text:p>
          </draw:text-box>
        </draw:frame>
        <draw:g>
          <draw:line draw:style-name="gr13" draw:text-style-name="P1" draw:layer="layout" svg:x1="12.6cm" svg:y1="10.6cm" svg:x2="12.6cm" svg:y2="10cm">
            <text:p/>
          </draw:line>
          <draw:line draw:style-name="gr14" draw:text-style-name="P1" draw:layer="layout" svg:x1="8.2cm" svg:y1="9.6cm" svg:x2="8.2cm" svg:y2="10.6cm">
            <text:p/>
          </draw:line>
          <draw:line draw:style-name="gr14" draw:text-style-name="P1" draw:layer="layout" svg:x1="12.6cm" svg:y1="10.6cm" svg:x2="8.2cm" svg:y2="10.6cm">
            <text:p/>
          </draw:line>
          <draw:line draw:style-name="gr14" draw:text-style-name="P1" draw:layer="layout" svg:x1="6.4cm" svg:y1="9.6cm" svg:x2="6.4cm" svg:y2="10cm">
            <text:p/>
          </draw:line>
          <draw:line draw:style-name="gr14" draw:text-style-name="P1" draw:layer="layout" svg:x1="8.2cm" svg:y1="9.6cm" svg:x2="6.4cm" svg:y2="9.6cm">
            <text:p/>
          </draw:line>
        </draw:g>
        <draw:g>
          <draw:line draw:style-name="gr14" draw:text-style-name="P1" draw:layer="layout" svg:x1="9.6cm" svg:y1="10cm" svg:x2="9.6cm" svg:y2="7.6cm">
            <text:p/>
          </draw:line>
          <draw:line draw:style-name="gr14" draw:text-style-name="P1" draw:layer="layout" svg:x1="14.8cm" svg:y1="7.6cm" svg:x2="9.6cm" svg:y2="7.6cm">
            <text:p/>
          </draw:line>
          <draw:line draw:style-name="gr13" draw:text-style-name="P1" draw:layer="layout" svg:x1="14.8cm" svg:y1="7.6cm" svg:x2="14.8cm" svg:y2="8.2cm">
            <text:p/>
          </draw:line>
        </draw:g>
        <draw:custom-shape draw:style-name="gr4" draw:text-style-name="P4" draw:layer="layout" svg:width="5.6cm" svg:height="1.8cm" svg:x="16cm" svg:y="6cm">
          <text:p text:style-name="P4"><text:span text:style-name="T2">Publisher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2.2cm" svg:y1="10cm" svg:x2="22.2cm" svg:y2="6.8cm">
          <text:p/>
        </draw:line>
        <draw:line draw:style-name="gr15" draw:text-style-name="P1" draw:layer="layout" svg:x1="21.6cm" svg:y1="6.8cm" svg:x2="22.2cm" svg:y2="6.8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s </meta:initial-creator>
    <meta:creation-date>2012-03-26T10:58:29</meta:creation-date>
    <meta:editing-duration>PT30M41S</meta:editing-duration>
    <meta:editing-cycles>4</meta:editing-cycles>
    <dc:date>2012-03-26T11:29:07</dc:date>
    <dc:creator>matthes </dc:creator>
    <meta:generator>LibreOffice/3.4$Unix LibreOffice_project/340m1$Build-402</meta:generator>
    <meta:document-statistic meta:object-count="65"/>
  </office:meta>
</office:document-meta>
</file>